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96c" officeooo:paragraph-rsid="0019896c"/>
    </style:style>
    <style:style style:name="P2" style:family="paragraph" style:parent-style-name="Standard" style:list-style-name="L1">
      <style:text-properties officeooo:rsid="0019896c" officeooo:paragraph-rsid="0019896c"/>
    </style:style>
    <style:style style:name="P3" style:family="paragraph" style:parent-style-name="Standard" style:list-style-name="L1">
      <style:text-properties officeooo:rsid="0019896c" officeooo:paragraph-rsid="001abf0e"/>
    </style:style>
    <style:style style:name="P4" style:family="paragraph" style:parent-style-name="Standard" style:list-style-name="L1">
      <style:text-properties officeooo:rsid="001abf0e" officeooo:paragraph-rsid="001abf0e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bf0e" officeooo:paragraph-rsid="001abf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c2bbd" officeooo:paragraph-rsid="001c2bbd"/>
    </style:style>
    <style:style style:name="P7" style:family="paragraph" style:parent-style-name="Standard" style:list-style-name="L2">
      <style:text-properties officeooo:rsid="001c2bbd" officeooo:paragraph-rsid="001c2bbd"/>
    </style:style>
    <style:style style:name="P8" style:family="paragraph" style:parent-style-name="Standard" style:list-style-name="L2">
      <style:text-properties officeooo:rsid="001c7182" officeooo:paragraph-rsid="001c7182"/>
    </style:style>
    <style:style style:name="T1" style:family="text">
      <style:text-properties officeooo:rsid="001abf0e"/>
    </style:style>
    <style:style style:name="T2" style:family="text">
      <style:text-properties officeooo:rsid="001bb470"/>
    </style:style>
    <style:style style:name="T3" style:family="text">
      <style:text-properties officeooo:rsid="001c71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83863406404434385" text:style-name="L1">
        <text:list-header>
          <text:p text:style-name="P5">ADMIN</text:p>
          <text:p text:style-name="P2"/>
          <text:p text:style-name="P2"/>
        </text:list-header>
        <text:list-item>
          <text:p text:style-name="P2">Student :</text:p>
          <text:list>
            <text:list-item>
              <text:p text:style-name="P2">Financial i.e, Fees ( Dues -- monthly --- total )</text:p>
              <text:list>
                <text:list-item>
                  <text:p text:style-name="P3">Efficient financial management <text:span text:style-name="T1">handling special cases</text:span></text:p>
                </text:list-item>
                <text:list-item>
                  <text:p text:style-name="P4">Payment</text:p>
                </text:list-item>
                <text:list-item>
                  <text:p text:style-name="P2">SMS</text:p>
                </text:list-item>
              </text:list>
            </text:list-item>
            <text:list-item>
              <text:p text:style-name="P2">Attendance ( weekly – monthly)</text:p>
              <text:list>
                <text:list-item>
                  <text:p text:style-name="P2">SMS</text:p>
                </text:list-item>
                <text:list-item>
                  <text:p text:style-name="P4">Analysis</text:p>
                </text:list-item>
              </text:list>
            </text:list-item>
            <text:list-item>
              <text:p text:style-name="P2">Grade card </text:p>
              <text:list>
                <text:list-item>
                  <text:p text:style-name="P4">Grade </text:p>
                </text:list-item>
                <text:list-item>
                  <text:p text:style-name="P4">Attendance</text:p>
                </text:list-item>
              </text:list>
            </text:list-item>
          </text:list>
        </text:list-item>
        <text:list-item>
          <text:p text:style-name="P2">Facul<text:span text:style-name="T2">t</text:span>y :</text:p>
          <text:list>
            <text:list-item>
              <text:p text:style-name="P2">Salary </text:p>
              <text:list>
                <text:list-item>
                  <text:p text:style-name="P4">Bonus,Advances .....</text:p>
                </text:list-item>
              </text:list>
            </text:list-item>
            <text:list-item>
              <text:p text:style-name="P2">Attendance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Glossary </text:p>
      <text:p text:style-name="P6"/>
      <text:list xml:id="list817643060089567380" text:style-name="L2">
        <text:list-item>
          <text:p text:style-name="P7">Student :</text:p>
          <text:list>
            <text:list-item>
              <text:p text:style-name="P7">Person who is studying in the school after proper enrollment procedure.</text:p>
            </text:list-item>
          </text:list>
        </text:list-item>
        <text:list-item>
          <text:p text:style-name="P7">Class :</text:p>
          <text:list>
            <text:list-item>
              <text:p text:style-name="P7">Batch of students studying in same standard.</text:p>
            </text:list-item>
          </text:list>
        </text:list-item>
        <text:list-item>
          <text:p text:style-name="P7">Section :</text:p>
          <text:list>
            <text:list-item>
              <text:p text:style-name="P7">Class is divided into sections based on criteria like skills,strength,space.</text:p>
            </text:list-item>
          </text:list>
        </text:list-item>
        <text:list-item>
          <text:p text:style-name="P7">Teacher :</text:p>
          <text:list>
            <text:list-item>
              <text:p text:style-name="P7">One who teachs a subject in a school.</text:p>
            </text:list-item>
          </text:list>
        </text:list-item>
        <text:list-item>
          <text:p text:style-name="P7">Class teacher :</text:p>
          <text:list>
            <text:list-item>
              <text:p text:style-name="P7">One who is a teacher and also is <text:s/>responsibile for a section in terms of grade sheets, Interactions.</text:p>
            </text:list-item>
          </text:list>
        </text:list-item>
        <text:list-item>
          <text:p text:style-name="P7">Principal :</text:p>
          <text:list>
            <text:list-item>
              <text:p text:style-name="P7">One who heads all class teachers and coordinates in academic section.</text:p>
            </text:list-item>
          </text:list>
        </text:list-item>
        <text:list-item>
          <text:p text:style-name="P7">Correspondent :</text:p>
          <text:list>
            <text:list-item>
              <text:p text:style-name="P7">Financial head of the institute.</text:p>
            </text:list-item>
          </text:list>
        </text:list-item>
        <text:list-item>
          <text:p text:style-name="P7">Head registar :</text:p>
          <text:list>
            <text:list-item>
              <text:p text:style-name="P7"><text:span text:style-name="T3">Works under Correspondence and verifies/forwards financial bills</text:span>.</text:p>
            </text:list-item>
          </text:list>
        </text:list-item>
        <text:list-item>
          <text:p text:style-name="P8">Registar :</text:p>
          <text:list>
            <text:list-item>
              <text:p text:style-name="P8">One who accepts fee payments and issue bills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4:33:38.281905204</meta:creation-date>
    <dc:date>2017-01-18T15:38:41.402245765</dc:date>
    <meta:editing-duration>PT3M37S</meta:editing-duration>
    <meta:editing-cycles>1</meta:editing-cycles>
    <meta:document-statistic meta:table-count="0" meta:image-count="0" meta:object-count="0" meta:page-count="2" meta:paragraph-count="37" meta:word-count="179" meta:character-count="925" meta:non-whitespace-character-count="810"/>
    <meta:generator>LibreOffice/4.2.8.2$Linux_x86 LibreOffice_project/420m0$Build-2</meta:generator>
  </office:meta>
</office:document-meta>
</file>